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274dcc" officeooo:paragraph-rsid="00274dcc"/>
    </style:style>
    <style:style style:name="P2" style:family="paragraph" style:parent-style-name="Standard">
      <style:text-properties officeooo:rsid="001b06cb" officeooo:paragraph-rsid="001b06cb"/>
    </style:style>
    <style:style style:name="P3" style:family="paragraph" style:parent-style-name="Standard">
      <style:text-properties officeooo:rsid="00231e07" officeooo:paragraph-rsid="00231e07"/>
    </style:style>
    <style:style style:name="P4" style:family="paragraph" style:parent-style-name="Standard">
      <style:text-properties officeooo:rsid="001b06cb" officeooo:paragraph-rsid="002458cf"/>
    </style:style>
    <style:style style:name="T1" style:family="text">
      <style:text-properties officeooo:rsid="00271438"/>
    </style:style>
    <style:style style:name="T2" style:family="text">
      <style:text-properties officeooo:rsid="00274dcc"/>
    </style:style>
    <style:style style:name="T3" style:family="text">
      <style:text-properties officeooo:rsid="00231e07"/>
    </style:style>
    <style:style style:name="T4" style:family="text">
      <style:text-properties officeooo:rsid="0027ff5d"/>
    </style:style>
    <style:style style:name="T5" style:family="text">
      <style:text-properties officeooo:rsid="0028fd8b"/>
    </style:style>
    <style:style style:name="T6" style:family="text">
      <style:text-properties officeooo:rsid="00288408"/>
    </style:style>
    <style:style style:name="T7" style:family="text">
      <style:text-properties officeooo:rsid="002458cf"/>
    </style:style>
    <style:style style:name="T8" style:family="text">
      <style:text-properties officeooo:rsid="001f312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Lab <text:span text:style-name="T1">5</text:span> – <text:span text:style-name="T2">Physical Security</text:span></text:h>
      <text:p text:style-name="P1">On October 19, 20205 thieves broke into the Louvre in Paris, France and stole French Crown jewels worth about $102 million dollars.</text:p>
      <text:p text:style-name="P2"/>
      <text:h text:style-name="Heading_20_2" text:outline-level="2">Part 1 –<text:span text:style-name="T3"> </text:span><text:span text:style-name="T2">Research What Happened</text:span></text:h>
      <text:p text:style-name="P1">Write a description on how the crime was committed. <text:s/>Gather as many details as you can. <text:s/>Focus on physical access issues and how the crime was physically committed.</text:p>
      <text:p text:style-name="P1"/>
      <text:p text:style-name="P1"><text:tab/><text:span text:style-name="T4">The thieves disguised themselves as construction workers 30 minutes after the museum opened in order to gain entry. They entered using a mechanical ladder mounted on a truck, then used a disc cutter to cut through a glass window, lifted 9 items from 2 display cases, then fled on a motor scooters. Some guards were there, but were supposedly threatened with the thieves’ power tools prompting them to flee. An alarm also went off but it’s unclear, </text:span><text:span text:style-name="T5">based on my reading,</text:span><text:span text:style-name="T4"> whether it was functioning properly. </text:span><text:span text:style-name="T6">The heist took only about 8 minutes to get in and leave on scooters.</text:span></text:p>
      <text:p text:style-name="P3"/>
      <text:p text:style-name="P3"/>
      <text:h text:style-name="Heading_20_2" text:outline-level="2">Part 2 – <text:span text:style-name="T2">Preventative Measures</text:span></text:h>
      <text:p text:style-name="P1">Describe different physical security measures that can be done to prevent a future crime like this in the future. <text:s/>Especially focus in physical security measures that might have prevented this crime.</text:p>
      <text:p text:style-name="P1"/>
      <text:p text:style-name="P1"><text:tab/><text:span text:style-name="T6">There are a few things I could think of to prevent future incidents. One is to install video surveillance, especially in relatively easily accessible areas like the balcony where the thieves entered. It doesn’t look like there are any cameras in the photos. There are supposedly many guards at the Louvre already, but they could be armed and spread around the outer perimeter of the building. The fact that guards were scared off with power tools is surprising. The windows themselves could be fortified. I read that the windows were easily cut with the thieves’ tools, suggesting the windows could be reinforced to make it more difficult to break through them. Hopefully regular alarm checks are conducted too, but if they aren’t, I would certainly be thinking about that. </text:span></text:p>
      <text:p text:style-name="P4"/>
      <text:h text:style-name="Heading_20_2" text:outline-level="2">Part <text:span text:style-name="T7">3</text:span> – Submit your <text:span text:style-name="T8">lab</text:span></text:h>
      <text:p text:style-name="P2">Submit your completed <text:span text:style-name="T8">lab</text:span> to Moodle<text:span text:style-name="T8">.</text:span></text:p>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27T22:43:19.098000000</meta:creation-date>
    <dc:date>2025-10-28T20:12:40.965882913</dc:date>
    <meta:editing-duration>PT43M16S</meta:editing-duration>
    <meta:editing-cycles>7</meta:editing-cycles>
    <meta:generator>LibreOffice/25.2.6.2$Linux_X86_64 LibreOffice_project/520$Build-2</meta:generator>
    <meta:document-statistic meta:table-count="0" meta:image-count="0" meta:object-count="0" meta:page-count="1" meta:paragraph-count="10" meta:word-count="334" meta:character-count="1990" meta:non-whitespace-character-count="1656"/>
  </office:meta>
</office:document-meta>
</file>